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7d24008" style:family="table" style:master-page-name="ta-mp-0xb7d2400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7d27ee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0.50pt" style:use-optimal-column-width="true"/>
    </style:style>
    <style:style style:name="ACOL-2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zoo3.csv" table:style-name="ta-0xb7d24008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17"/>
        <table:table-column table:style-name="ACOL-0" table:number-columns-repeated="238"/>
        <table:table-row table:style-name="AROW-0">
          <table:table-cell table:style-name="Gnumeric-default" office:value-type="string">
            <text:p>animal_name</text:p>
          </table:table-cell>
          <table:table-cell table:style-name="Gnumeric-default" office:value-type="string">
            <text:p>hair</text:p>
          </table:table-cell>
          <table:table-cell table:style-name="Gnumeric-default" office:value-type="string">
            <text:p>feathers</text:p>
          </table:table-cell>
          <table:table-cell table:style-name="Gnumeric-default" office:value-type="string">
            <text:p>eggs</text:p>
          </table:table-cell>
          <table:table-cell table:style-name="Gnumeric-default" office:value-type="string">
            <text:p>milk</text:p>
          </table:table-cell>
          <table:table-cell table:style-name="Gnumeric-default" office:value-type="string">
            <text:p>airborne</text:p>
          </table:table-cell>
          <table:table-cell table:style-name="Gnumeric-default" office:value-type="string">
            <text:p>aquatic</text:p>
          </table:table-cell>
          <table:table-cell table:style-name="Gnumeric-default" office:value-type="string">
            <text:p>predator</text:p>
          </table:table-cell>
          <table:table-cell table:style-name="Gnumeric-default" office:value-type="string">
            <text:p>toothed</text:p>
          </table:table-cell>
          <table:table-cell table:style-name="Gnumeric-default" office:value-type="string">
            <text:p>backbone</text:p>
          </table:table-cell>
          <table:table-cell table:style-name="Gnumeric-default" office:value-type="string">
            <text:p>breathes</text:p>
          </table:table-cell>
          <table:table-cell table:style-name="Gnumeric-default" office:value-type="string">
            <text:p>venomous</text:p>
          </table:table-cell>
          <table:table-cell table:style-name="Gnumeric-default" office:value-type="string">
            <text:p>fins</text:p>
          </table:table-cell>
          <table:table-cell table:style-name="Gnumeric-default" office:value-type="string">
            <text:p>legs</text:p>
          </table:table-cell>
          <table:table-cell table:style-name="Gnumeric-default" office:value-type="string">
            <text:p>tail</text:p>
          </table:table-cell>
          <table:table-cell table:style-name="Gnumeric-default" office:value-type="string">
            <text:p>domestic</text:p>
          </table:table-cell>
          <table:table-cell table:style-name="Gnumeric-default" office:value-type="string">
            <text:p>catsize</text:p>
          </table:table-cell>
          <table:table-cell table:style-name="Gnumeric-default" office:value-type="string">
            <text:p>class_type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ema</text:p>
          </table:table-cell>
          <table:table-cell table:style-name="Gnumeric-default" table:formula="of:=SUM([$'zoo3.csv'.$A$2:.$A$2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cuco</text:p>
          </table:table-cell>
          <table:table-cell table:style-name="Gnumeric-default" table:formula="of:=SUM([$'zoo3.csv'.$A$3:.$A$3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ato-de-crista</text:p>
          </table:table-cell>
          <table:table-cell table:style-name="Gnumeric-default" table:formula="of:=SUM([$'zoo3.csv'.$A$4:.$A$4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cutinga</text:p>
          </table:table-cell>
          <table:table-cell table:style-name="Gnumeric-default" table:formula="of:=SUM([$'zoo3.csv'.$A$5:.$A$5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utum</text:p>
          </table:table-cell>
          <table:table-cell table:style-name="Gnumeric-default" table:formula="of:=SUM([$'zoo3.csv'.$A$6:.$A$6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guara</text:p>
          </table:table-cell>
          <table:table-cell table:style-name="Gnumeric-default" table:formula="of:=SUM([$'zoo3.csv'.$A$7:.$A$7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urubu-rei</text:p>
          </table:table-cell>
          <table:table-cell table:style-name="Gnumeric-default" table:formula="of:=SUM([$'zoo3.csv'.$A$8:.$A$8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guia-cinzenta</text:p>
          </table:table-cell>
          <table:table-cell table:style-name="Gnumeric-default" table:formula="of:=SUM([$'zoo3.csv'.$A$9:.$A$9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gaviao-pomb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harp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urucutut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curut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ucano-de-bico-pret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racari-bana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rara-azu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rara-canin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ndaia-amarel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hau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apagaio-de-cara-rox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av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ico-leao-dourad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bugi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caco-aranh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caco-barrigud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ono-carvoeir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himpanz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orangotang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amandua-bandeir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achorro-vinagr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lobo-guar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urso-de-oculo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gato-maracaj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guatiric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onca-pintad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nt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queixad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racaj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but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care-coro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raraca-ilho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obra-cip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urutu-cruzeir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ibo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ucur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apo-barriga-de-fog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apo-curur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ra-fecha-azu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erereca-de-alcatraz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ra-piment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apo-de-chif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aranguejeir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auva-lima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bicho-pa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aracol-da-mata-atlantic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lambar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ascudinho-de-caver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raia-chit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ubarao-rapos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trinx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iraruc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baiac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irilamp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vesp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oaninh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ripos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belh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0" table:number-rows-repeated="65469">
          <table:table-cell table:number-columns-repeated="256"/>
        </table:table-row>
        <table:named-expressions>
          <table:named-expression table:name="Print_Area" table:expression="of:=#REF!" table:base-cell-address="$'zoo3.csv'.$A$1"/>
          <table:named-expression table:name="Sheet_Title" table:expression="of:=&quot;zoo3.csv&quot;" table:base-cell-address="$'zoo3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7d1c8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b7d24008" style:display-name="zoo3.csv" style:page-layout-name="pl-0xb7d1c8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5-21T03:49:55Z</dc:date>
    <meta:creation-date>2019-05-21T01:27:09Z</meta:creation-date>
    <meta:generator>gnumeric/1.12.9</meta:generator>
  </office:meta>
</office:document-meta>
</file>